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1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7.065cm"/>
    </style:style>
    <style:style style:name="pr6" style:family="presentation" style:parent-style-name="Default-subtitle">
      <style:graphic-properties draw:fill-color="#ffffff" fo:min-height="13.927cm"/>
    </style:style>
    <style:style style:name="P1" style:family="paragraph">
      <style:paragraph-properties fo:text-align="start"/>
    </style:style>
    <style:style style:name="P2" style:family="paragraph">
      <style:text-properties fo:font-size="111pt" style:font-size-asian="111pt" style:font-size-complex="111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11pt" style:font-size-asian="111pt" style:font-size-complex="11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unication Procedures</text:p>
          </draw:text-box>
        </draw:frame>
        <draw:frame presentation:style-name="pr2" draw:text-style-name="P1" draw:layer="layout" svg:width="25.199cm" svg:height="15.193cm" svg:x="1.4cm" svg:y="3.407cm" presentation:class="subtitle" presentation:user-transformed="true">
          <draw:text-box>
            <text:list text:style-name="L1">
              <text:list-item>
                <text:p text:style-name="P1">User Authorization Sequence</text:p>
              </text:list-item>
              <text:list-item>
                <text:p text:style-name="P1"><text:span text:style-name="T1">Continuous</text:span> User Presence Sequence</text:p>
              </text:list-item>
              <text:list-item>
                <text:p text:style-name="P1">Get User Details Sequence</text:p>
              </text:list-item>
              <text:list-item>
                <text:p text:style-name="P1">Update Sequence</text:p>
              </text:list-item>
              <text:list-item>
                <text:p text:style-name="P1">Send Message Sequence</text:p>
              </text:list-item>
              <text:list-item>
                <text:p text:style-name="P1">Receive Message Sequence</text:p>
              </text:list-item>
              <text:list-item>
                <text:p text:style-name="P1">Login Sequence</text:p>
              </text:list-item>
              <text:list-item>
                <text:p text:style-name="P1">Logout Sequence</text:p>
              </text:list-item>
              <text:list-item>
                <text:p text:style-name="P1">History Request Sequence</text:p>
              </text:list-item>
              <text:list-item>
                <text:p text:style-name="P1">Join Room Sequence</text:p>
              </text:list-item>
              <text:list-item>
                <text:p text:style-name="P1">Leaving Room Sequence</text:p>
              </text:list-item>
              <text:list-item>
                <text:p text:style-name="P1">Put User In Black List Sequen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breviations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TS – from client to server</text:span></text:p>
              </text:list-item>
              <text:list-item>
                <text:p><text:span text:style-name="T2">TC – from server to client </text:span></text:p>
              </text:list-item>
              <text:list-item>
                <text:p><text:span text:style-name="T2">UTU – from client to client</text:span></text:p>
              </text:list-item>
              <text:list-item>
                <text:p><text:span text:style-name="T2">MD5 – fast cryptography algorithm</text:span></text:p>
              </text:list-item>
              <text:list-item>
                <text:p><text:span text:style-name="T2">“</text:span><text:span text:style-name="T2">salt” – randomly generated 8 bytes long hexadecimal number used to make difficult to predict user login and password </text:span></text:p>
              </text:list-item>
              <text:list-item>
                <text:p><text:span text:style-name="T2">“</text:span><text:span text:style-name="T2">session_salt” – salt that is generated on server side for every TCP connection from client</text:span></text:p>
              </text:list-item>
              <text:list-item>
                <text:p><text:span text:style-name="T2">“</text:span><text:span text:style-name="T2">user_salt” - salt that is generated for every new user and must be regenerated every month</text:span></text:p>
              </text:list-item>
              <text:list-item>
                <text:p><text:span text:style-name="T2">Hash – hashing algorithm function using to protect user data</text:span></text:p>
              </text:list-item>
              <text:list-item>
                <text:p><text:span text:style-name="T2">“</text:span><text:span text:style-name="T2">user_status”</text:span></text:p>
              </text:list-item>
              <text:list-item>
                <text:p><text:span text:style-name="T2">“</text:span><text:span text:style-name="T2">user_status_offline” – see user_status</text:span></text:p>
              </text:list-item>
              <text:list-item>
                <text:p text:style-name="P1"><text:span text:style-name="T2">“</text:span><text:span text:style-name="T2">blocked_user_list”</text:span></text:p>
              </text:list-item>
              <text:list-item>
                <text:p text:style-name="P1"><text:span text:style-name="T2">user_id</text:span></text:p>
              </text:list-item>
              <text:list-item>
                <text:p text:style-name="P1"><text:span text:style-name="T2">user_details</text:span></text:p>
              </text:list-item>
              <text:list-item>
                <text:p text:style-name="P1"><text:span text:style-name="T2">impossible_to_send_user_list</text:span></text:p>
              </text:list-item>
              <text:list-item>
                <text:p text:style-name="P1"><text:span text:style-name="T2">friend_status_list</text:span></text:p>
              </text:list-item>
              <text:list-item>
                <text:p text:style-name="P1"><text:span text:style-name="T2">room_id_list</text:span></text:p>
              </text:list-item>
              <text:list-item>
                <text:p text:style-name="P1"><text:span text:style-name="T2">“</text:span><text:span text:style-name="T2">dat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ser Authorization Sequence</text:p>
              </text:list-header>
            </text:list>
          </draw:text-box>
        </draw:frame>
        <draw:frame presentation:style-name="pr5" draw:text-style-name="P3" draw:layer="layout" svg:width="25.199cm" svg:height="17.065cm" svg:x="1.4cm" svg:y="2.747cm" presentation:class="subtitle" presentation:user-transformed="true">
          <draw:text-box>
            <text:list text:style-name="L1">
              <text:list-item>
                <text:p text:style-name="P1"><text:span text:style-name="T3">(TS)Session detail request: PackageSessionDetailRequest() </text:span></text:p>
              </text:list-item>
              <text:list-item>
                <text:p text:style-name="P1"><text:span text:style-name="T3">(TC)Session response: PackageSessionDetailsResponse(MD5(session_salt + public_key))</text:span></text:p>
              </text:list-item>
              <text:list-item>
                <text:p text:style-name="P1"><text:span text:style-name="T3">(TS)User login send: PackageLoginCheck(Hash(session_salt + login))</text:span></text:p>
              </text:list-item>
              <text:list-item>
                <text:p text:style-name="P1"><text:span text:style-name="T3">(TC)User salt receive: PackageUserSalt(MD5(user_salt))</text:span></text:p>
                <text:list>
                  <text:list-header>
                    <text:p text:style-name="P1"><text:span text:style-name="T3">--- next messages are encoded with symetrical encryption ---</text:span></text:p>
                  </text:list-header>
                </text:list>
              </text:list-item>
              <text:list-item>
                <text:p text:style-name="P1"><text:span text:style-name="T3">(TS)User password send: PackagePasswordCheck(Hash(user_salt + password))</text:span></text:p>
              </text:list-item>
              <text:list-item>
                <text:p text:style-name="P1"><text:span text:style-name="T3">(TC)Authorization Acknowledgement: PackageLoginAccept(user_id)</text:span></text:p>
                <text:p text:style-name="P1"><text:span text:style-name="T3"/></text:p>
                <text:p text:style-name="P1"><text:span text:style-name="T3">Only due Receiving Session Details</text:span><text:span text:style-name="T3"> channel uses MD5 algorithm to protect salt data.</text:span></text:p>
                <text:p text:style-name="P1"><text:span text:style-name="T3">During the rest session channel uses symmetric encryption algorithm so every package sent after Autorization Sequence is encryp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Continuous User Presenc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(TS) Ping send: PackagePing(session_salt, user_statu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Get User Details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(TS)User detail request: PackageRequestUserDetails(user_id)</text:span></text:p>
              </text:list-item>
              <text:list-item>
                <text:p text:style-name="P1"><text:span text:style-name="T5">(TC)User detail response: PackageResponseUserDetails(user_detail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Update Sequence</text:span></text:p>
              </text:list-header>
            </text:list>
          </draw:text-box>
        </draw:frame>
        <draw:frame presentation:style-name="pr6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 </text:span></text:p>
              </text:list-item>
              <text:list-item>
                <text:p text:style-name="P1"><text:span text:style-name="T6">(TC)Black list update: PackageBlackListUpdate(blocked_user_list)</text:span></text:p>
              </text:list-item>
              <text:list-item>
                <text:p text:style-name="P1"><text:span text:style-name="T6">(TC)Black list presence update: PackageBlackListPresenceUpdate(impossible_to_send_user_list)</text:span></text:p>
              </text:list-item>
              <text:list-item>
                <text:p text:style-name="P1"><text:span text:style-name="T6">(TC)Friend status update: PackageFriendStatusUpdate(friend_status_list)</text:span></text:p>
              </text:list-item>
              <text:list-item>
                <text:p text:style-name="P1"><text:span text:style-name="T6">(TC)Room presence update: PackageRoomPresenceUpdate(room_id_list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Send Messag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(TS) Send Message or Notification: PackageUserMessage(data) or PackageUserNotification(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Receive Messag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(TC) Receive Message or Notification: PackageUserMessage(data) or PackageUserNotification(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Login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Get User Details Sequence(user_id)</text:span></text:p>
              </text:list-item>
              <text:list-item>
                <text:p text:style-name="P1"><text:span text:style-name="T5">Update Sequence</text:span></text:p>
              </text:list-item>
              <text:list-item>
                <text:p text:style-name="P1"><text:span text:style-name="T5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Logou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 but with user_status_offline stat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History Reques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PackageRequestMessageHis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Join Room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PackageRequestJoinRo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Leaving Room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7">Continuous User Presence Sequence</text:span></text:p>
              </text:list-item>
              <text:list-item>
                <text:p text:style-name="P1"><text:span text:style-name="T7">PackageRequestLeavingRo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4">Put User In Black Lis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5">Continuous User Presence Sequence</text:span></text:p>
              </text:list-item>
              <text:list-item>
                <text:p text:style-name="P1"><text:span text:style-name="T5">PackageSetUserInBlackL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Gorokh</meta:initial-creator>
    <meta:creation-date>2016-08-31T18:52:06.311076353</meta:creation-date>
    <meta:generator>LibreOffice/4.3.3.2$Linux_X86_64 LibreOffice_project/430m0$Build-2</meta:generator>
    <dc:date>2016-09-03T14:14:25.163697793</dc:date>
    <dc:creator>Luxan </dc:creator>
    <meta:editing-duration>PT1H45M52S</meta:editing-duration>
    <meta:editing-cycles>19</meta:editing-cycles>
    <meta:document-statistic meta:object-count="77"/>
  </office:meta>
</office:document-meta>
</file>